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165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0.4453in"/>
    </style:style>
    <style:style style:name="co9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6" table:default-cell-style-name="ce60"/>
        <table:table-column table:style-name="co8" table:number-columns-repeated="6" table:default-cell-style-name="ce61"/>
        <table:table-column table:style-name="co8" table:number-columns-repeated="16" table:default-cell-style-name="ce60"/>
        <table:table-column table:style-name="co9" table:default-cell-style-name="Default"/>
        <table:table-column table:style-name="co5" table:number-columns-repeated="994" table:default-cell-style-name="Default"/>
        <table:table-row table:style-name="ro1" table:number-rows-repeated="2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/>
          <table:table-cell table:style-name="Default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62" table:number-columns-repeated="6"/>
          <table:table-cell table:number-columns-repeated="6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style-name="ce59"/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114" calcext:value-type="float">
            <text:p>114</text:p>
          </table:table-cell>
          <table:table-cell table:style-name="ce62" office:value-type="float" office:value="115" calcext:value-type="float">
            <text:p>115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59"/>
          <table:table-cell table:style-name="ce62" office:value-type="float" office:value="140" calcext:value-type="float">
            <text:p>140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4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4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6:29:28.395578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54:21.820139439</meta:creation-date>
    <dc:date>2022-06-22T07:01:42.749097262</dc:date>
    <meta:editing-duration>PT15H19M3S</meta:editing-duration>
    <meta:editing-cycles>12</meta:editing-cycles>
    <meta:generator>LibreOffice/6.4.7.2$Linux_X86_64 LibreOffice_project/40$Build-2</meta:generator>
    <meta:document-statistic meta:table-count="3" meta:cell-count="11327" meta:object-count="0"/>
  </office:meta>
</office:document-meta>
</file>